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40f90"/>
    </style:style>
    <style:style style:name="P2" style:family="paragraph" style:parent-style-name="Standard">
      <style:paragraph-properties fo:line-height="200%"/>
      <style:text-properties style:font-name="Times New Roman" officeooo:rsid="0080f2fd" officeooo:paragraph-rsid="0080f2fd"/>
    </style:style>
    <style:style style:name="P3" style:family="paragraph" style:parent-style-name="Heading_20_1">
      <style:paragraph-properties fo:line-height="200%"/>
      <style:text-properties style:font-name="Times New Roman"/>
    </style:style>
    <style:style style:name="P4" style:family="paragraph" style:parent-style-name="Standard">
      <style:paragraph-properties fo:line-height="200%"/>
      <style:text-properties style:font-name="Times New Roman" officeooo:rsid="001a6ac8" officeooo:paragraph-rsid="002009f4"/>
    </style:style>
    <style:style style:name="P5" style:family="paragraph" style:parent-style-name="Standard">
      <style:paragraph-properties fo:line-height="200%"/>
      <style:text-properties officeooo:rsid="001a6ac8" officeooo:paragraph-rsid="002009f4"/>
    </style:style>
    <style:style style:name="P6" style:family="paragraph" style:parent-style-name="Standard">
      <style:paragraph-properties fo:line-height="200%"/>
      <style:text-properties style:font-name="Times New Roman" officeooo:rsid="0027e927" officeooo:paragraph-rsid="002d278b"/>
    </style:style>
    <style:style style:name="P7" style:family="paragraph" style:parent-style-name="Standard">
      <style:paragraph-properties fo:line-height="200%"/>
      <style:text-properties style:font-name="Times New Roman" officeooo:rsid="002a6eae" officeooo:paragraph-rsid="002ea24e"/>
    </style:style>
    <style:style style:name="P8" style:family="paragraph" style:parent-style-name="Text_20_body">
      <style:paragraph-properties fo:line-height="200%"/>
      <style:text-properties style:font-name="Times New Roman" officeooo:rsid="0008999b" officeooo:paragraph-rsid="0008999b"/>
    </style:style>
    <style:style style:name="P9" style:family="paragraph" style:parent-style-name="Text_20_body">
      <style:paragraph-properties fo:line-height="200%"/>
      <style:text-properties style:font-name="Times New Roman" officeooo:rsid="00354ff0" officeooo:paragraph-rsid="00354ff0"/>
    </style:style>
    <style:style style:name="P10" style:family="paragraph" style:parent-style-name="Text_20_body">
      <style:paragraph-properties fo:line-height="200%"/>
      <style:text-properties style:font-name="Times New Roman" officeooo:rsid="0036c447" officeooo:paragraph-rsid="0036c447"/>
    </style:style>
    <style:style style:name="P11" style:family="paragraph" style:parent-style-name="Text_20_body">
      <style:paragraph-properties fo:line-height="200%"/>
      <style:text-properties officeooo:rsid="00392953" officeooo:paragraph-rsid="00392953"/>
    </style:style>
    <style:style style:name="P12" style:family="paragraph" style:parent-style-name="Text_20_body">
      <style:paragraph-properties fo:line-height="200%"/>
      <style:text-properties style:font-name="Times New Roman" officeooo:rsid="00392953" officeooo:paragraph-rsid="00392953"/>
    </style:style>
    <style:style style:name="P13" style:family="paragraph" style:parent-style-name="Text_20_body">
      <style:paragraph-properties fo:line-height="200%"/>
      <style:text-properties style:font-name="Times New Roman" officeooo:rsid="0045a0ad" officeooo:paragraph-rsid="0045a0ad"/>
    </style:style>
    <style:style style:name="P14" style:family="paragraph" style:parent-style-name="Text_20_body">
      <style:paragraph-properties fo:line-height="200%"/>
      <style:text-properties style:font-name="Times New Roman" officeooo:rsid="0065e677" officeooo:paragraph-rsid="00674ccd"/>
    </style:style>
    <style:style style:name="P15" style:family="paragraph" style:parent-style-name="Text_20_body">
      <style:paragraph-properties fo:line-height="200%"/>
      <style:text-properties style:font-name="Times New Roman" officeooo:rsid="00354ff0" officeooo:paragraph-rsid="006d65b5"/>
    </style:style>
    <style:style style:name="P16" style:family="paragraph" style:parent-style-name="Text_20_body">
      <style:paragraph-properties fo:line-height="200%"/>
      <style:text-properties style:font-name="Times New Roman" officeooo:rsid="006d65b5" officeooo:paragraph-rsid="006d65b5"/>
    </style:style>
    <style:style style:name="P17" style:family="paragraph" style:parent-style-name="Text_20_body">
      <style:paragraph-properties fo:line-height="200%"/>
      <style:text-properties style:font-name="Times New Roman" officeooo:rsid="0033dc95" officeooo:paragraph-rsid="0033dc95"/>
    </style:style>
    <style:style style:name="P18" style:family="paragraph" style:parent-style-name="Text_20_body">
      <style:paragraph-properties fo:line-height="200%"/>
      <style:text-properties style:font-name="Times New Roman" officeooo:rsid="00354ff0" officeooo:paragraph-rsid="0070f043"/>
    </style:style>
    <style:style style:name="P19" style:family="paragraph" style:parent-style-name="Heading_20_1">
      <style:paragraph-properties fo:line-height="200%"/>
      <style:text-properties style:font-name="Times New Roman" officeooo:paragraph-rsid="008940fd"/>
    </style:style>
    <style:style style:name="P20" style:family="paragraph" style:parent-style-name="Text_20_body">
      <style:paragraph-properties fo:line-height="200%"/>
      <style:text-properties style:font-name="Times New Roman" officeooo:paragraph-rsid="008940fd"/>
    </style:style>
    <style:style style:name="P21" style:family="paragraph" style:parent-style-name="Standard">
      <style:paragraph-properties fo:line-height="200%"/>
      <style:text-properties style:font-name="Times New Roman" officeooo:rsid="0080f2fd" officeooo:paragraph-rsid="008940fd"/>
    </style:style>
    <style:style style:name="P22" style:family="paragraph" style:parent-style-name="Text_20_body">
      <style:paragraph-properties fo:line-height="200%"/>
      <style:text-properties style:font-name="Times New Roman" officeooo:rsid="00354ff0" officeooo:paragraph-rsid="008940fd"/>
    </style:style>
    <style:style style:name="P23" style:family="paragraph" style:parent-style-name="Text_20_body">
      <style:paragraph-properties fo:line-height="200%"/>
      <style:text-properties style:font-name="Times New Roman" officeooo:rsid="003800c0" officeooo:paragraph-rsid="007712b2"/>
    </style:style>
    <style:style style:name="P24" style:family="paragraph" style:parent-style-name="Heading_20_1">
      <style:paragraph-properties fo:margin-top="0in" fo:margin-bottom="0in" style:contextual-spacing="false"/>
    </style:style>
    <style:style style:name="P25" style:family="paragraph" style:parent-style-name="Text_20_body">
      <style:paragraph-properties fo:line-height="200%"/>
      <style:text-properties style:font-name="Times New Roman" officeooo:rsid="003800c0" officeooo:paragraph-rsid="00a78687"/>
    </style:style>
    <style:style style:name="P26" style:family="paragraph" style:parent-style-name="Text_20_body">
      <style:paragraph-properties fo:line-height="200%"/>
      <style:text-properties style:font-name="Times New Roman" officeooo:rsid="00a78687" officeooo:paragraph-rsid="00a78687"/>
    </style:style>
    <style:style style:name="P27" style:family="paragraph" style:parent-style-name="Text_20_body">
      <style:paragraph-properties fo:line-height="200%"/>
      <style:text-properties officeooo:rsid="003800c0" officeooo:paragraph-rsid="00a78687"/>
    </style:style>
    <style:style style:name="P28" style:family="paragraph" style:parent-style-name="Text_20_body">
      <style:paragraph-properties fo:line-height="200%"/>
      <style:text-properties style:font-name="Times New Roman" officeooo:rsid="003800c0" officeooo:paragraph-rsid="007ae005"/>
    </style:style>
    <style:style style:name="P29" style:family="paragraph" style:parent-style-name="Text_20_body">
      <style:paragraph-properties fo:line-height="200%"/>
      <style:text-properties officeooo:rsid="003800c0" officeooo:paragraph-rsid="007ae005"/>
    </style:style>
    <style:style style:name="T1" style:family="text">
      <style:text-properties officeooo:rsid="0018c148"/>
    </style:style>
    <style:style style:name="T2" style:family="text">
      <style:text-properties officeooo:rsid="00040f90"/>
    </style:style>
    <style:style style:name="T3" style:family="text">
      <style:text-properties officeooo:rsid="0082b000"/>
    </style:style>
    <style:style style:name="T4" style:family="text">
      <style:text-properties officeooo:rsid="004fa061"/>
    </style:style>
    <style:style style:name="T5" style:family="text">
      <style:text-properties officeooo:rsid="004e153c"/>
    </style:style>
    <style:style style:name="T6" style:family="text">
      <style:text-properties officeooo:rsid="004fcba5"/>
    </style:style>
    <style:style style:name="T7" style:family="text">
      <style:text-properties style:font-name="Times New Roman"/>
    </style:style>
    <style:style style:name="T8" style:family="text">
      <style:text-properties style:font-name="Times New Roman" officeooo:rsid="001bf248"/>
    </style:style>
    <style:style style:name="T9" style:family="text">
      <style:text-properties style:font-name="Times New Roman" officeooo:rsid="001e9b8b"/>
    </style:style>
    <style:style style:name="T10" style:family="text">
      <style:text-properties style:font-name="Times New Roman" officeooo:rsid="0070f043"/>
    </style:style>
    <style:style style:name="T11" style:family="text">
      <style:text-properties officeooo:rsid="001ac1a6"/>
    </style:style>
    <style:style style:name="T12" style:family="text">
      <style:text-properties officeooo:rsid="001bf248"/>
    </style:style>
    <style:style style:name="T13" style:family="text">
      <style:text-properties officeooo:rsid="001c6d73"/>
    </style:style>
    <style:style style:name="T14" style:family="text">
      <style:text-properties officeooo:rsid="001e4455"/>
    </style:style>
    <style:style style:name="T15" style:family="text">
      <style:text-properties officeooo:rsid="002009f4"/>
    </style:style>
    <style:style style:name="T16" style:family="text">
      <style:text-properties officeooo:rsid="001e9b8b"/>
    </style:style>
    <style:style style:name="T17" style:family="text">
      <style:text-properties officeooo:rsid="0021ee17"/>
    </style:style>
    <style:style style:name="T18" style:family="text">
      <style:text-properties officeooo:rsid="002556a8"/>
    </style:style>
    <style:style style:name="T19" style:family="text">
      <style:text-properties officeooo:rsid="0023699e"/>
    </style:style>
    <style:style style:name="T20" style:family="text">
      <style:text-properties officeooo:rsid="0027e927"/>
    </style:style>
    <style:style style:name="T21" style:family="text">
      <style:text-properties officeooo:rsid="007712b2"/>
    </style:style>
    <style:style style:name="T22" style:family="text">
      <style:text-properties officeooo:rsid="0079ce5d"/>
    </style:style>
    <style:style style:name="T23" style:family="text">
      <style:text-properties officeooo:rsid="0028c907"/>
    </style:style>
    <style:style style:name="T24" style:family="text">
      <style:text-properties officeooo:rsid="002a6eae"/>
    </style:style>
    <style:style style:name="T25" style:family="text">
      <style:text-properties officeooo:rsid="002d278b"/>
    </style:style>
    <style:style style:name="T26" style:family="text">
      <style:text-properties officeooo:rsid="002ea24e"/>
    </style:style>
    <style:style style:name="T27" style:family="text">
      <style:text-properties officeooo:rsid="002f7314"/>
    </style:style>
    <style:style style:name="T28" style:family="text">
      <style:text-properties officeooo:rsid="0008999b"/>
    </style:style>
    <style:style style:name="T29" style:family="text">
      <style:text-properties officeooo:rsid="00166f1e"/>
    </style:style>
    <style:style style:name="T30" style:family="text">
      <style:text-properties officeooo:rsid="0016993b"/>
    </style:style>
    <style:style style:name="T31" style:family="text">
      <style:text-properties officeooo:rsid="00185ab5"/>
    </style:style>
    <style:style style:name="T32" style:family="text">
      <style:text-properties officeooo:rsid="0009da7a"/>
    </style:style>
    <style:style style:name="T33" style:family="text">
      <style:text-properties officeooo:rsid="000b7820"/>
    </style:style>
    <style:style style:name="T34" style:family="text">
      <style:text-properties officeooo:rsid="000cfd5c"/>
    </style:style>
    <style:style style:name="T35" style:family="text">
      <style:text-properties officeooo:rsid="000dd8b0"/>
    </style:style>
    <style:style style:name="T36" style:family="text">
      <style:text-properties officeooo:rsid="00147884"/>
    </style:style>
    <style:style style:name="T37" style:family="text">
      <style:text-properties officeooo:rsid="000e7ae0"/>
    </style:style>
    <style:style style:name="T38" style:family="text">
      <style:text-properties officeooo:rsid="001177e6"/>
    </style:style>
    <style:style style:name="T39" style:family="text">
      <style:text-properties officeooo:rsid="00190e70"/>
    </style:style>
    <style:style style:name="T40" style:family="text">
      <style:text-properties officeooo:rsid="00310f21"/>
    </style:style>
    <style:style style:name="T41" style:family="text">
      <style:text-properties officeooo:rsid="0051decc"/>
    </style:style>
    <style:style style:name="T42" style:family="text">
      <style:text-properties officeooo:rsid="0031f6c9"/>
    </style:style>
    <style:style style:name="T43" style:family="text">
      <style:text-properties officeooo:rsid="00333882"/>
    </style:style>
    <style:style style:name="T44" style:family="text">
      <style:text-properties officeooo:rsid="005186fe"/>
    </style:style>
    <style:style style:name="T45" style:family="text">
      <style:text-properties officeooo:rsid="00726405"/>
    </style:style>
    <style:style style:name="T46" style:family="text">
      <style:text-properties officeooo:rsid="00392953"/>
    </style:style>
    <style:style style:name="T47" style:family="text">
      <style:text-properties style:font-name="Times New Roman" officeooo:rsid="00726405"/>
    </style:style>
    <style:style style:name="T48" style:family="text">
      <style:text-properties style:font-name="Times New Roman" officeooo:rsid="0039a237"/>
    </style:style>
    <style:style style:name="T49" style:family="text">
      <style:text-properties style:font-name="Times New Roman" officeooo:rsid="0039b4ba"/>
    </style:style>
    <style:style style:name="T50" style:family="text">
      <style:text-properties style:font-name="Times New Roman" officeooo:rsid="003af94b"/>
    </style:style>
    <style:style style:name="T51" style:family="text">
      <style:text-properties style:font-name="Times New Roman" officeooo:rsid="003c3af1"/>
    </style:style>
    <style:style style:name="T52" style:family="text">
      <style:text-properties style:font-name="Times New Roman" officeooo:rsid="003f7fef"/>
    </style:style>
    <style:style style:name="T53" style:family="text">
      <style:text-properties style:font-name="Times New Roman" officeooo:rsid="003e1bfd"/>
    </style:style>
    <style:style style:name="T54" style:family="text">
      <style:text-properties style:font-name="Times New Roman" officeooo:rsid="004128df"/>
    </style:style>
    <style:style style:name="T55" style:family="text">
      <style:text-properties style:font-name="Times New Roman" officeooo:rsid="0055e59c"/>
    </style:style>
    <style:style style:name="T56" style:family="text">
      <style:text-properties style:font-name="Times New Roman" officeooo:rsid="00538ae1"/>
    </style:style>
    <style:style style:name="T57" style:family="text">
      <style:text-properties style:font-name="Times New Roman" officeooo:rsid="00570f93"/>
    </style:style>
    <style:style style:name="T58" style:family="text">
      <style:text-properties style:font-name="Times New Roman" officeooo:rsid="00597143"/>
    </style:style>
    <style:style style:name="T59" style:family="text">
      <style:text-properties style:font-name="Times New Roman" officeooo:rsid="0053fa49"/>
    </style:style>
    <style:style style:name="T60" style:family="text">
      <style:text-properties style:font-name="Times New Roman" officeooo:rsid="005ae2b7"/>
    </style:style>
    <style:style style:name="T61" style:family="text">
      <style:text-properties style:font-name="Times New Roman" officeooo:rsid="00424542"/>
    </style:style>
    <style:style style:name="T62" style:family="text">
      <style:text-properties style:font-name="Times New Roman" officeooo:rsid="0054690b"/>
    </style:style>
    <style:style style:name="T63" style:family="text">
      <style:text-properties style:font-name="Times New Roman" officeooo:rsid="0043557b"/>
    </style:style>
    <style:style style:name="T64" style:family="text">
      <style:text-properties style:font-name="Times New Roman" officeooo:rsid="005c28e3"/>
    </style:style>
    <style:style style:name="T65" style:family="text">
      <style:text-properties style:font-name="Times New Roman" officeooo:rsid="00450e64"/>
    </style:style>
    <style:style style:name="T66" style:family="text">
      <style:text-properties officeooo:rsid="00437859"/>
    </style:style>
    <style:style style:name="T67" style:family="text">
      <style:text-properties officeooo:rsid="005d1a1b"/>
    </style:style>
    <style:style style:name="T68" style:family="text">
      <style:text-properties officeooo:rsid="005f6cd2"/>
    </style:style>
    <style:style style:name="T69" style:family="text">
      <style:text-properties officeooo:rsid="005df3df"/>
    </style:style>
    <style:style style:name="T70" style:family="text">
      <style:text-properties officeooo:rsid="00627401"/>
    </style:style>
    <style:style style:name="T71" style:family="text">
      <style:text-properties officeooo:rsid="006d65b5"/>
    </style:style>
    <style:style style:name="T72" style:family="text">
      <style:text-properties officeooo:rsid="00450e64"/>
    </style:style>
    <style:style style:name="T73" style:family="text">
      <style:text-properties officeooo:rsid="004687dd"/>
    </style:style>
    <style:style style:name="T74" style:family="text">
      <style:text-properties officeooo:rsid="00472727"/>
    </style:style>
    <style:style style:name="T75" style:family="text">
      <style:text-properties officeooo:rsid="0048e825"/>
    </style:style>
    <style:style style:name="T76" style:family="text">
      <style:text-properties officeooo:rsid="00497ac4"/>
    </style:style>
    <style:style style:name="T77" style:family="text">
      <style:text-properties officeooo:rsid="004ad5ea"/>
    </style:style>
    <style:style style:name="T78" style:family="text">
      <style:text-properties officeooo:rsid="004c98ac"/>
    </style:style>
    <style:style style:name="T79" style:family="text">
      <style:text-properties officeooo:rsid="0064669d"/>
    </style:style>
    <style:style style:name="T80" style:family="text">
      <style:text-properties officeooo:rsid="0064b542"/>
    </style:style>
    <style:style style:name="T81" style:family="text">
      <style:text-properties officeooo:rsid="0070f043"/>
    </style:style>
    <style:style style:name="T82" style:family="text">
      <style:text-properties officeooo:rsid="00654dc7"/>
    </style:style>
    <style:style style:name="T83" style:family="text">
      <style:text-properties officeooo:rsid="0065e677"/>
    </style:style>
    <style:style style:name="T84" style:family="text">
      <style:text-properties officeooo:rsid="0073e62a"/>
    </style:style>
    <style:style style:name="T85" style:family="text">
      <style:text-properties officeooo:rsid="006c06a2"/>
    </style:style>
    <style:style style:name="T86" style:family="text">
      <style:text-properties officeooo:rsid="00674ccd"/>
    </style:style>
    <style:style style:name="T87" style:family="text">
      <style:text-properties officeooo:rsid="0066f857"/>
    </style:style>
    <style:style style:name="T88" style:family="text">
      <style:text-properties officeooo:rsid="0067aa4c"/>
    </style:style>
    <style:style style:name="T89" style:family="text">
      <style:text-properties officeooo:rsid="0069483b"/>
    </style:style>
    <style:style style:name="T90" style:family="text">
      <style:text-properties officeooo:rsid="0069bddb"/>
    </style:style>
    <style:style style:name="T91" style:family="text">
      <style:text-properties officeooo:rsid="006a3620"/>
    </style:style>
    <style:style style:name="T92" style:family="text">
      <style:text-properties officeooo:rsid="00754846"/>
    </style:style>
    <style:style style:name="T93" style:family="text">
      <style:text-properties officeooo:rsid="006e91dc"/>
    </style:style>
    <style:style style:name="T94" style:family="text">
      <style:text-properties officeooo:rsid="006ece38"/>
    </style:style>
    <style:style style:name="T95" style:family="text">
      <style:text-properties officeooo:rsid="006fdfe2"/>
    </style:style>
    <style:style style:name="T96" style:family="text">
      <style:text-properties officeooo:rsid="008451cf"/>
    </style:style>
    <style:style style:name="T97" style:family="text">
      <style:text-properties officeooo:rsid="0085169b"/>
    </style:style>
    <style:style style:name="T98" style:family="text">
      <style:text-properties officeooo:rsid="0085c4a2"/>
    </style:style>
    <style:style style:name="T99" style:family="text">
      <style:text-properties officeooo:rsid="00864426"/>
    </style:style>
    <style:style style:name="T100" style:family="text">
      <style:text-properties officeooo:rsid="00870c35"/>
    </style:style>
    <style:style style:name="T101" style:family="text">
      <style:text-properties officeooo:rsid="0089019c"/>
    </style:style>
    <style:style style:name="T102" style:family="text">
      <style:text-properties officeooo:rsid="0089d82f"/>
    </style:style>
    <style:style style:name="T103" style:family="text">
      <style:text-properties officeooo:rsid="008a678f"/>
    </style:style>
    <style:style style:name="T104" style:family="text">
      <style:text-properties officeooo:rsid="008af16f"/>
    </style:style>
    <style:style style:name="T105" style:family="text">
      <style:text-properties officeooo:rsid="008b50f1"/>
    </style:style>
    <style:style style:name="T106" style:family="text">
      <style:text-properties officeooo:rsid="008c25b3"/>
    </style:style>
    <style:style style:name="T107" style:family="text">
      <style:text-properties officeooo:rsid="008cebff"/>
    </style:style>
    <style:style style:name="T108" style:family="text">
      <style:text-properties officeooo:rsid="008e3cde"/>
    </style:style>
    <style:style style:name="T109" style:family="text">
      <style:text-properties officeooo:rsid="009c279a"/>
    </style:style>
    <style:style style:name="T110" style:family="text">
      <style:text-properties officeooo:rsid="009e6da7"/>
    </style:style>
    <style:style style:name="T111" style:family="text">
      <style:text-properties officeooo:rsid="009df7d6"/>
    </style:style>
    <style:style style:name="T112" style:family="text">
      <style:text-properties officeooo:rsid="00a0f442"/>
    </style:style>
    <style:style style:name="T113" style:family="text">
      <style:text-properties officeooo:rsid="009732c3"/>
    </style:style>
    <style:style style:name="T114" style:family="text">
      <style:text-properties officeooo:rsid="0097e998"/>
    </style:style>
    <style:style style:name="T115" style:family="text">
      <style:text-properties officeooo:rsid="00a24037"/>
    </style:style>
    <style:style style:name="T116" style:family="text">
      <style:text-properties officeooo:rsid="0099b21b"/>
    </style:style>
    <style:style style:name="T117" style:family="text">
      <style:text-properties officeooo:rsid="009a765d"/>
    </style:style>
    <style:style style:name="T118" style:family="text">
      <style:text-properties officeooo:rsid="00a32c45"/>
    </style:style>
    <style:style style:name="T119" style:family="text">
      <style:text-properties officeooo:rsid="009bd0bb"/>
    </style:style>
    <style:style style:name="T120" style:family="text">
      <style:text-properties officeooo:rsid="009c0735"/>
    </style:style>
    <style:style style:name="T121" style:family="text">
      <style:text-properties officeooo:rsid="00902307"/>
    </style:style>
    <style:style style:name="T122" style:family="text">
      <style:text-properties officeooo:rsid="0092a664"/>
    </style:style>
    <style:style style:name="T123" style:family="text">
      <style:text-properties officeooo:rsid="00930059"/>
    </style:style>
    <style:style style:name="T124" style:family="text">
      <style:text-properties officeooo:rsid="00937d5a"/>
    </style:style>
    <style:style style:name="T125" style:family="text">
      <style:text-properties officeooo:rsid="00952ecf"/>
    </style:style>
    <style:style style:name="T126" style:family="text">
      <style:text-properties officeooo:rsid="0095cf08"/>
    </style:style>
    <style:style style:name="T127" style:family="text">
      <style:text-properties officeooo:rsid="0096f6cd"/>
    </style:style>
    <style:style style:name="fr1" style:family="graphic" style:parent-style-name="Inline_20_Heading">
      <style:graphic-properties style:vertical-pos="middle" style:vertical-rel="tex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9</text:span> <text:span text:style-name="T2">Assignment</text:span></text:p>
      <text:p text:style-name="P1"><text:span text:style-name="T1">March 30</text:span>, 2025</text:p>
      <text:p text:style-name="P1"/>
      <text:p text:style-name="P2">Note: I wrote up A, AAAA, CNAME, MX, TXT, and PTR and then realized they were not all “other” DNS record types, so I have also included CAA, DNAME, DNSKEY, and LOC, <text:span text:style-name="T3">making the assignment quite long, but I didn’t want to get rid of my existing work.</text:span></text:p>
      <text:p text:style-name="P2"/>
      <text:h text:style-name="P3" text:outline-level="1">DNS Resource Records</text:h>
      <text:p text:style-name="P4"><text:tab/>Each DNS Resource Record type follows a format which <text:span text:style-name="T4">typically</text:span><text:span text:style-name="T5"> </text:span>includes <text:span text:style-name="T6">the</text:span> <text:span text:style-name="T5">fields </text:span>NAME, TYPE, CLASS, time to live (TTL), RDLENGTH, and RDATA. </text:p>
      <text:p text:style-name="P5"><text:span text:style-name="T7"><text:tab/>The NAME field is either the domain, subdomain, or alias domain associated with the record </text:span><text:span text:style-name="T8">and can be a variable length</text:span><text:span text:style-name="T7">. </text:span><text:span text:style-name="T9">The NAME is represented as a sequence of values prefixed by the length of each sequence and terminated by zero </text:span><text:span text:style-name="T10">as a label sequence format</text:span><text:span text:style-name="T9">. For example “</text:span><text:a xlink:type="simple" xlink:href="http://www.google.com/" text:style-name="Internet_20_link" text:visited-style-name="Visited_20_Internet_20_Link"><text:span text:style-name="T9">www.google.com</text:span></text:a><text:span text:style-name="T9">” would be represented as “3www6google3com0”. </text:span></text:p>
      <text:p text:style-name="P4"><text:span text:style-name="T11"><text:tab/>The TYPE field defines which resource record type the record is defining </text:span><text:span text:style-name="T12">and is a 16 bit </text:span><text:span text:style-name="T13">value</text:span><text:span text:style-name="T12"> </text:span><text:span text:style-name="T14">which </text:span><text:span text:style-name="T12">translate</text:span><text:span text:style-name="T14">s </text:span><text:span text:style-name="T12">into the record type (e.g. A=1, AAAA=28)</text:span><text:span text:style-name="T11">.</text:span></text:p>
      <text:p text:style-name="P4"><text:span text:style-name="T15"><text:tab/>T</text:span><text:span text:style-name="T12">he CLASS </text:span><text:span text:style-name="T16">field is a 16 bit value that </text:span><text:span text:style-name="T17">usually is “1” for “IN” or Internet. </text:span><text:span text:style-name="T18">Classes can be used to describe the same NAME for different classes, but mostly are unused.</text:span><text:span text:style-name="T17"> </text:span><text:span text:style-name="T19">Other values have been used such as 3 and 4 used by MIT in the 80s. And values 254 and 255 for None and All, respectively </text:span><text:span text:style-name="T20">are used as query classes </text:span><text:span text:style-name="T21">and a description of the purpose and uses </text:span><text:span text:style-name="T22">for CLASS </text:span><text:span text:style-name="T21">can be found in RFC 2929.</text:span></text:p>
      <text:p text:style-name="P6"><text:soft-page-break/><text:tab/>TTL <text:span text:style-name="T23">are 32 bit values </text:span>in seconds <text:span text:style-name="T23">used for telling a resolver how long to cache a record before querying again. </text:span><text:span text:style-name="T24">Depending on the record type, the values might be short lived or long lived. For example in A/AAAA records translating domain names to IP addresses, the domain might be short lived for load balancing, or long lived if they are </text:span><text:span text:style-name="T25">unlikely to change like a </text:span><text:span text:style-name="T24">static </text:span><text:span text:style-name="T25">IP</text:span><text:span text:style-name="T24">.</text:span></text:p>
      <text:p text:style-name="P7"><text:span text:style-name="T25"><text:tab/>The RDLENGTH field is a 16 bit value defining the number of bytes </text:span><text:span text:style-name="T26">long </text:span><text:span text:style-name="T25">the RDATA </text:span><text:span text:style-name="T26">is</text:span><text:span text:style-name="T25">.</text:span></text:p>
      <text:p text:style-name="P7"><text:span text:style-name="T26">The RDATA field is a variable length field where the length is defined in the RDLENGTH field, where RDATA holds the data specific to the record type. </text:span><text:span text:style-name="T27">For example, an A record might have an RDLENGTH of 4 to describe the 4 byte (32 bit) IPv4 address held in RDATA. An AAAA record would have an RDLENGTH of 16 bytes for the 128 bit IPV6 value held in RDATA for that record.</text:span></text:p>
      <text:h text:style-name="P3" text:outline-level="1">A <text:span text:style-name="T28">Record</text:span></text:h>
      <text:p text:style-name="P8"><text:tab/>A records are defined in RFC 1035 to translate a domain name to <text:span text:style-name="T29">a 32 bit</text:span> IPv4 address <text:span text:style-name="T30">to </text:span><text:span text:style-name="T31">connect to</text:span>, such as <text:span text:style-name="T32">google.com </text:span>to 142.250.65.174. <text:span text:style-name="T33">Since people can’t memorize the IP addresses of servers they want to connect to, A records help translate </text:span><text:span text:style-name="T34">human readable domains to server IP addresses. This also enables multiple IP addresses to respond to the same domain name </text:span><text:span text:style-name="T35">by having multiple A records, </text:span><text:span text:style-name="T36">which is</text:span><text:span text:style-name="T35"> use</text:span><text:span text:style-name="T36">ful </text:span><text:span text:style-name="T37">for</text:span><text:span text:style-name="T35"> load balancing </text:span><text:span text:style-name="T38">and preventing DDoS</text:span><text:span text:style-name="T34">. </text:span><text:span text:style-name="T30">An A record also contains </text:span><text:span text:style-name="T39">a</text:span><text:span text:style-name="T30"> time to live (TTL) </text:span><text:span text:style-name="T39">in seconds, </text:span><text:span text:style-name="T40">where the value can be short or long lived. For example, a static IP address would not change so the TTL could be long, but when using load balancing </text:span><text:span text:style-name="T41">or cloud scaling</text:span><text:span text:style-name="T40">, a short lived TTL would be better </text:span><text:span text:style-name="T42">so the cached value doesn’t live too long and refer clients to an old record </text:span><text:span text:style-name="T43">address.</text:span></text:p>
      <text:p text:style-name="P8"/>
      <text:p text:style-name="P9">NAME – Domain Name</text:p>
      <text:p text:style-name="P9">TYPE – A (1)</text:p>
      <text:p text:style-name="P9"><text:soft-page-break/>CLASS – Usually IN (1)</text:p>
      <text:p text:style-name="P9">TTL – Can be short <text:span text:style-name="T44">to</text:span> long lived</text:p>
      <text:p text:style-name="P9">RDLENGTH – 4 bytes</text:p>
      <text:p text:style-name="P9">RDATA – 32 bit IPv4 address</text:p>
      <text:h text:style-name="P3" text:outline-level="1">AAAA Record</text:h>
      <text:p text:style-name="P10"><text:tab/>Similar to A records, AAAA records translate domain names into IPv6 addresses <text:span text:style-name="T45">as defined in RFC 3596</text:span>. The RDLENGTH for AAAA records is longer, 16 bytes, to hold the 128 bit IPv6 address in the RDATA field. <text:span text:style-name="T46">The TTL can also be short or long lived depending on the use case.</text:span></text:p>
      <text:p text:style-name="P10"/>
      <text:p text:style-name="P9">NAME – <text:span text:style-name="T46">Domain name</text:span></text:p>
      <text:p text:style-name="P9">TYPE – <text:span text:style-name="T46">AAAA (28)</text:span></text:p>
      <text:p text:style-name="P9">CLASS – <text:span text:style-name="T46">IN (1)</text:span></text:p>
      <text:p text:style-name="P9">TTL – <text:span text:style-name="T46">Can be short </text:span><text:span text:style-name="T44">to</text:span><text:span text:style-name="T46"> long lived, </text:span><text:span text:style-name="T6">same as A records</text:span></text:p>
      <text:p text:style-name="P9">RDLENGTH – <text:span text:style-name="T46">16 bytes</text:span></text:p>
      <text:p text:style-name="P9">RDATA – <text:span text:style-name="T46">128 bit IPv6 address</text:span></text:p>
      <text:h text:style-name="P3" text:outline-level="1">CNAME</text:h>
      <text:p text:style-name="P11"><text:span text:style-name="T7"><text:tab/>CNAME records describe the canonical name which aliases one domain to another </text:span><text:span text:style-name="T47">as defined in RFC 1035</text:span><text:span text:style-name="T7">. For example, a CNAME record would point the alias domain “</text:span><text:a xlink:type="simple" xlink:href="http://www.google.com/" text:style-name="Internet_20_link" text:visited-style-name="Visited_20_Internet_20_Link"><text:span text:style-name="T7">www.google.com</text:span></text:a><text:span text:style-name="T7">” to the canonical domain name “google.com”. </text:span><text:span text:style-name="T48">The CNAME record points one domain to another, until an A or </text:span><text:soft-page-break/><text:span text:style-name="T48">AAAA record can be found which provides an IP address </text:span><text:span text:style-name="T49">to resolve to. </text:span><text:span text:style-name="T50">This is used to point one or more subdomains to the same destination without needing multiple A/AAAA records, to point to a CDN, or for routing traffic and balancing load. </text:span><text:span text:style-name="T51">CNAME records can also point </text:span><text:span text:style-name="T52">a sub</text:span><text:span text:style-name="T51">domain to </text:span><text:span text:style-name="T53">other domains, </text:span><text:span text:style-name="T54">for example owning the domain “xyz.com” can point a subdomain “media.xyz.com” to </text:span><text:span text:style-name="T55">different</text:span><text:span text:style-name="T54"> </text:span><text:span text:style-name="T56">domain “</text:span><text:span text:style-name="T57">abc.com” </text:span><text:span text:style-name="T54">by using a CNAME record </text:span><text:span text:style-name="T58">to avoid using a changing </text:span><text:span text:style-name="T54">IP address or </text:span><text:span text:style-name="T58">a</text:span><text:span text:style-name="T59"> </text:span><text:span text:style-name="T54">messy URL. </text:span><text:span text:style-name="T60">It </text:span><text:span text:style-name="T59">can </text:span><text:span text:style-name="T61">point to </text:span><text:span text:style-name="T62">an </text:span><text:span text:style-name="T61">external </text:span><text:span text:style-name="T63">domain </text:span><text:span text:style-name="T64">from the one the subdomain is on</text:span><text:span text:style-name="T54">. </text:span><text:span text:style-name="T65">The alias and canonical domain names are represented in a prefix labeled sequence terminated by zero like “3www6google3com0”. </text:span></text:p>
      <text:p text:style-name="P12"/>
      <text:p text:style-name="P9">NAME – <text:span text:style-name="T66">Alias domain name</text:span></text:p>
      <text:p text:style-name="P9">TYPE – <text:span text:style-name="T66">CNAME (5)</text:span></text:p>
      <text:p text:style-name="P9">CLASS – <text:span text:style-name="T66">IN (1)</text:span></text:p>
      <text:p text:style-name="P9">TTL – <text:span text:style-name="T67">Can be longer lived if the </text:span><text:span text:style-name="T68">domain </text:span><text:span text:style-name="T69">association is </text:span><text:span text:style-name="T70">not likely to change</text:span></text:p>
      <text:p text:style-name="P9">RDLENGTH – <text:span text:style-name="T71">T</text:span><text:span text:style-name="T72">he length </text:span><text:span text:style-name="T71">in bytes </text:span><text:span text:style-name="T72">of the canonical name in RDATA to follow</text:span></text:p>
      <text:p text:style-name="P9">RDATA – <text:span text:style-name="T72">canonical domain name</text:span></text:p>
      <text:h text:style-name="P3" text:outline-level="1">MX</text:h>
      <text:p text:style-name="P13"><text:tab/>MX records are used for mail server applications on a domain, mapping a chosen domain name to the hostname of the mail server on the domain <text:span text:style-name="T45">as defined in RFC 1035, and a special case for null MX records defined in RFX 7505 when the domain does not accept mail</text:span>. <text:span text:style-name="T73">The RDATA section of an MX record also includes a preference value, where lower numbers are preferential to accept mail. </text:span><text:span text:style-name="T74">Multiple hostnames can be provided to accept mail, so the preference value </text:span><text:span text:style-name="T75">indicates </text:span><text:span text:style-name="T76">which server to </text:span><text:soft-page-break/><text:span text:style-name="T76">try first, or the preferences can all be the same which would </text:span><text:span text:style-name="T77">load balance mail traffic in a round robin fashion.</text:span></text:p>
      <text:p text:style-name="P13"/>
      <text:p text:style-name="P9">NAME – <text:span text:style-name="T78">Domain name for mail traffic</text:span></text:p>
      <text:p text:style-name="P9">TYPE – <text:span text:style-name="T78">MX (15)</text:span></text:p>
      <text:p text:style-name="P9">CLASS – <text:span text:style-name="T78">IN (1) </text:span></text:p>
      <text:p text:style-name="P9">TTL – <text:span text:style-name="T79">Can be longer lived</text:span></text:p>
      <text:p text:style-name="P9">RDLENGTH – <text:span text:style-name="T79">Length </text:span><text:span text:style-name="T80">in bytes </text:span><text:span text:style-name="T79">of RDATA to follow</text:span></text:p>
      <text:p text:style-name="P9">RDATA – <text:span text:style-name="T81">A 16 bit preference value, and a </text:span><text:span text:style-name="T80">variable length </text:span><text:span text:style-name="T81">label sequence</text:span><text:span text:style-name="T80"> </text:span><text:span text:style-name="T82">of the mail server </text:span><text:span text:style-name="T83">location as a FQDN</text:span></text:p>
      <text:h text:style-name="P3" text:outline-level="1">PTR</text:h>
      <text:p text:style-name="P14"><text:tab/>PTR records <text:span text:style-name="T84">defined in RFC 1035</text:span> are used for reverse DNS lookup <text:span text:style-name="T85">as a “pointer” from</text:span> IP address to a domain/hostname. <text:span text:style-name="T86">For example a reverse lookup on “150.0.0.1” would be represented as “1.0.0.150.in-addr.arpa”. </text:span>The format for the NAME field is a reversed IP address as a FQDN ending in “.arpa” <text:span text:style-name="T87">and is </text:span><text:span text:style-name="T88">represented</text:span><text:span text:style-name="T87"> as a labeled sequence </text:span><text:span text:style-name="T89">like usual</text:span><text:span text:style-name="T87">. </text:span><text:span text:style-name="T90">PTR records are not required and running reverse DNS lookups often don’t lead to a real domain. </text:span></text:p>
      <text:p text:style-name="P14"/>
      <text:p text:style-name="P9">NAME – <text:span text:style-name="T91">Reversed IP sequence ending in .arpa</text:span></text:p>
      <text:p text:style-name="P9">TYPE – <text:span text:style-name="T91">PTR (12)</text:span></text:p>
      <text:p text:style-name="P9">CLASS – <text:span text:style-name="T91">IN (1)</text:span></text:p>
      <text:p text:style-name="P9"><text:soft-page-break/>TTL – <text:span text:style-name="T91">Usually long, reverse DNS lookup is not time sensitive and not expected to change if set</text:span></text:p>
      <text:p text:style-name="P15">RDLENGTH – <text:span text:style-name="T79">Length </text:span><text:span text:style-name="T80">in bytes </text:span><text:span text:style-name="T79">of RDATA to follow</text:span></text:p>
      <text:p text:style-name="P9">RDATA – <text:span text:style-name="T71">A variable length domain name sequence of the domain pointed to</text:span></text:p>
      <text:h text:style-name="P3" text:outline-level="1" text:is-list-header="true">TXT</text:h>
      <text:p text:style-name="P16"><text:tab/>TXT is <text:span text:style-name="T92">an</text:span> optional DNS record <text:span text:style-name="T92">defined in RFC 1035 </text:span>for storing strings or notes that are commonly used for verification or authentication, or human readable information. <text:span text:style-name="T93">For example, a TXT record can be used to prevent spoofing in some email authentication methods, </text:span><text:span text:style-name="T94">authorize certificates </text:span><text:span text:style-name="T95">for a domain,</text:span><text:span text:style-name="T93"> prove you own a domain by having some identifier, provide contact details for a website, and in general provides a blank space for strings and variables in a record associated with a domain.</text:span></text:p>
      <text:p text:style-name="P17"/>
      <text:p text:style-name="P9">NAME – <text:span text:style-name="T81">Domain name</text:span></text:p>
      <text:p text:style-name="P9">TYPE – <text:span text:style-name="T81">TXT (16)</text:span></text:p>
      <text:p text:style-name="P9">CLASS – <text:span text:style-name="T81">IN (1)</text:span></text:p>
      <text:p text:style-name="P9">TTL – <text:span text:style-name="T81">Usually long lived if the authorizations or information is ongoing, or short lived if its part of some verification process that can be done once</text:span></text:p>
      <text:p text:style-name="P18">RDLENGTH – <text:span text:style-name="T79">Length </text:span><text:span text:style-name="T80">in bytes </text:span><text:span text:style-name="T79">of RDATA to follow</text:span></text:p>
      <text:p text:style-name="P9">RDATA – <text:span text:style-name="T81">An arbitrary length field for strings in </text:span><text:span text:style-name="T45">prefixed by their length up to 255 characters</text:span><text:span text:style-name="T81">, where multiple strings can be </text:span><text:span text:style-name="T45">concatenated together</text:span></text:p>
      <text:h text:style-name="P19" text:outline-level="1"><text:soft-page-break/>CAA</text:h>
      <text:p text:style-name="P20"><text:tab/><text:span text:style-name="T96">Certificate Authority Authorization records (CAA) are defined in RFC 8659 which allows a domain holder to specify the Certificate Authorities (CA) authorized to issue certificates to the domain. </text:span><text:span text:style-name="T97">The RDATA contains a critical flag in the first byte to indicate when a certificate issuer must check if the property tags are correct before issuing. </text:span><text:span text:style-name="T98">Next is the tag for what to issue, such as “issue” and “issuewild” to issue a certificate for the domain or a wildcard for that domain, or “iodef” to report invalid certificates in Incident Object Description Exchange Format, or “contactemail” and “contactphone” to publish contact information in places with GDPR restrictions on WHOIS. </text:span><text:span text:style-name="T99">A blank issue </text:span><text:span text:style-name="T100">tag record can be used to prevent any issuing of certificates for the domain. </text:span></text:p>
      <text:p text:style-name="P21"/>
      <text:p text:style-name="P22">NAME – <text:span text:style-name="T101">Domain name</text:span></text:p>
      <text:p text:style-name="P22">TYPE – <text:span text:style-name="T101">CAA (257)</text:span></text:p>
      <text:p text:style-name="P22">CLASS – <text:span text:style-name="T101">IN (1)</text:span></text:p>
      <text:p text:style-name="P22">TTL – <text:span text:style-name="T101">Usually long lived since certificate authorization doesn’t usually change</text:span></text:p>
      <text:p text:style-name="P22">RDLENGTH – <text:span text:style-name="T101">Length in bytes of RDATA to follow</text:span></text:p>
      <text:p text:style-name="P22">RDATA – <text:span text:style-name="T101">A critical flag byte, followed by a tag prefixed by a length byte, then value string with the certificate authority or URL prefixed by a length byte</text:span></text:p>
      <text:h text:style-name="P19" text:outline-level="1">DNAME</text:h>
      <text:p text:style-name="P21"><text:tab/><text:span text:style-name="T101">Like CNAME, DNAME described in RFC 6672 redirects a given domain to a target domain, except DNAME allows for subdomains within the given domain to be redirected as well, compared to CNAME which requires new records for each subdomain to be redirected. </text:span></text:p>
      <text:p text:style-name="P21"><text:soft-page-break/></text:p>
      <text:p text:style-name="P22">NAME – <text:span text:style-name="T101">Domain name to redirect</text:span></text:p>
      <text:p text:style-name="P22">TYPE – <text:span text:style-name="T101">DNAME (39)</text:span></text:p>
      <text:p text:style-name="P22">CLASS – <text:span text:style-name="T101">IN (1)</text:span></text:p>
      <text:p text:style-name="P22">TTL – <text:span text:style-name="T101">Can be long lived for permanent redirects</text:span></text:p>
      <text:p text:style-name="P22">RDLENGTH – <text:span text:style-name="T101">Length in bytes of RDATA</text:span></text:p>
      <text:p text:style-name="P22">RDATA – <text:span text:style-name="T101">A target domain in label sequence format that will be followed for subdomains in the redirected domain</text:span></text:p>
      <text:h text:style-name="P19" text:outline-level="1">DNSKEY</text:h>
      <text:p text:style-name="P20"><text:tab/><text:span text:style-name="T102">DNSKEY defined in RFC 3757 is part of DNSSEC containing records for public keys used to verify signed DNS data. These keys and DNSSEC in general help prevent cache poisoning other DNS attacks. Zone Signing Keys (ZSK) are used to sign records within a managed DNS zone </text:span><text:span text:style-name="T103">such as a domain and its subdomains, and Key Signing Keys (KSK) are used to sign the DNSKEY record. KSKs are longer and more secure keys used as “more important” keys to sign other keys that might be smaller or rotated more frequently. Using this key scheme helps create a trust chain and isolate risks when zone keys which only apply to a smaller subset of resources in a zone are compromised </text:span><text:span text:style-name="T104">and need to be changed. </text:span></text:p>
      <text:p text:style-name="P20"/>
      <text:p text:style-name="P22">NAME – <text:span text:style-name="T104">Domain name (containing zones) </text:span></text:p>
      <text:p text:style-name="P22">TYPE – <text:span text:style-name="T104">DNSKEY (48)</text:span></text:p>
      <text:p text:style-name="P22">CLASS – <text:span text:style-name="T104">IN (1)</text:span></text:p>
      <text:p text:style-name="P22"><text:soft-page-break/>TTL – <text:span text:style-name="T104">Usually matches a zone’s SOA (Start of Authority) record TTL length so keys and zone records are cached for the same amount of time to prevent issues with DNSSEC </text:span><text:span text:style-name="T105">validation and key rotation. Usually hours to days long</text:span></text:p>
      <text:p text:style-name="P22">RDLENGTH – <text:span text:style-name="T106">Length in bytes for RDATA</text:span></text:p>
      <text:p text:style-name="P22">RDATA – <text:span text:style-name="T107">Contains flags, Secure Entry Point (SEP) flag at bit 15, protocol field, algorithm field, and public key in base64</text:span></text:p>
      <text:h text:style-name="P19" text:outline-level="1">LOC</text:h>
      <text:p text:style-name="P20"><text:tab/><text:span text:style-name="T108">LOC records for location information are described in RFC 1876 as an experimental protocol to hold geographic information about hosts, networks, and subnets </text:span><text:span text:style-name="T109">without needing to provide </text:span><text:span text:style-name="T110">separate </text:span><text:span text:style-name="T109">records for </text:span><text:span text:style-name="T111">multiple </text:span><text:span text:style-name="T109">hosts </text:span><text:span text:style-name="T112">nearby</text:span><text:span text:style-name="T109">.</text:span><text:span text:style-name="T108"> </text:span><text:span text:style-name="T113">It essentially provides a mechanism to describe a sphere around a center point used to position a server on Earth. </text:span><text:span text:style-name="T114">This was probably the most interesting </text:span><text:span text:style-name="T115">RFC </text:span><text:span text:style-name="T116">to read, </text:span><text:span text:style-name="T117">and the potential use cases describ</text:span><text:span text:style-name="T118">ing </text:span><text:span text:style-name="T117">visual traceroute and flow maps </text:span><text:span text:style-name="T118">in 1996 </text:span><text:span text:style-name="T119">evoke 90s hacker movie imagery</text:span><text:span text:style-name="T117">. </text:span><text:span text:style-name="T119">The security </text:span><text:span text:style-name="T120">considerations section also points out that high precision location information could be used by attackers to plan a physical attack.</text:span></text:p>
      <text:p text:style-name="P21"/>
      <text:p text:style-name="P22">NAME – <text:span text:style-name="T108">Domain name</text:span></text:p>
      <text:p text:style-name="P22">TYPE – <text:span text:style-name="T108">LOC (29)</text:span></text:p>
      <text:p text:style-name="P22">CLASS – <text:span text:style-name="T108">IN (1)</text:span></text:p>
      <text:p text:style-name="P22">TTL – <text:span text:style-name="T108">Long lived as geo coordinates are unlikely to change</text:span></text:p>
      <text:p text:style-name="P22">RDLENGTH – <text:span text:style-name="T108">Length in bytes for RDATA</text:span></text:p>
      <text:p text:style-name="P22"><text:soft-page-break/>RDATA – <text:span text:style-name="T121">Contains fields and prefixes to describe the location. First is the version number (0 only currently). Next is the size of the sphere enclosing the point described in centimeters as a pair of 4 bit integers as base and power, for example 0e0 is 1cm, and 9e9 is 90,000 km, </text:span><text:span text:style-name="T122">and 0e29 is used to express “worldwide”. </text:span><text:span text:style-name="T123">Next are two fields using the same representation method to describe the total horizontal then vertical precision of the measurements, </text:span><text:span text:style-name="T124">for example 1000m total precision would mean +/- 500m. </text:span><text:span text:style-name="T125">Next are two 32 bit integers for the latitude then longitude of the center of the sphere in thousandths of a </text:span><text:span text:style-name="T126">second</text:span><text:span text:style-name="T125"> arc. </text:span><text:span text:style-name="T126">Lastly is the altitude as a 32 bit integer in centimeters </text:span><text:span text:style-name="T127">using a reference spheroid </text:span><text:span text:style-name="T113">(WGS 84) and caveats about the imperfectness of the earth and sea level values can lead to altitude and vertical precision value differences. </text:span></text:p>
      <text:p text:style-name="P22"/>
      <text:p text:style-name="P23"><draw:frame draw:style-name="fr1" draw:name="Frame1" text:anchor-type="as-char" draw:z-index="0"><draw:text-box fo:min-height="0.0161in" fo:min-width="0.0161in"><text:h text:style-name="P24" text:outline-level="1">Sources</text:h></draw:text-box></draw:frame></text:p>
      <text:p text:style-name="P23">A – RFC 1035</text:p>
      <text:p text:style-name="P23">AAAA – RFC 3596</text:p>
      <text:p text:style-name="P23">CNAME – RFC 1035</text:p>
      <text:p text:style-name="P23">PTR – RFC 1035</text:p>
      <text:p text:style-name="P23">MX – RFC 1035, 7505</text:p>
      <text:p text:style-name="P25">TXT – RFC 1035</text:p>
      <text:p text:style-name="P26">CAA – RFC 8659</text:p>
      <text:p text:style-name="P26">DNAME – RFC 6672</text:p>
      <text:p text:style-name="P26">DNSKEY – RFC 3757</text:p>
      <text:p text:style-name="P26">LOC – RFC 1876</text:p>
      <text:p text:style-name="P27"><text:soft-page-break/><text:span text:style-name="T7"><text:line-break/>Davis, C., Vixie, P., Goodwin, T., &amp; Dickinson, I. (1996). A Means for Expressing Location <text:tab/>Information in the Domain Name System (RFC 1876). Internet Engineering Task Force. <text:tab/>https://www.rfc-editor.org/rfc/rfc1876<text:line-break/>Eastlake 3rd, D., &amp; Panitz, A. (2000). Reserved top level DNS names (RFC 2929). Internet <text:tab/>Engineering Task Force. </text:span><text:a xlink:type="simple" xlink:href="https://www.rfc-editor.org/rfc/rfc2929#section-3.2" text:style-name="Internet_20_link" text:visited-style-name="Visited_20_Internet_20_Link"><text:span text:style-name="T7">https://www.rfc-editor.org/rfc/rfc2929#section-3.2</text:span></text:a></text:p>
      <text:p text:style-name="P27"><text:span text:style-name="T7">Hallam-Baker, P., Stradling, R., &amp; Hoffman-Andrews, J. (2019). DNS Certification Authority <text:tab/>Authorization (CAA) Resource Record (RFC 8659). Internet Engineering Task Force. <text:tab/></text:span><text:a xlink:type="simple" xlink:href="https://www.rfc-editor.org/rfc/rfc8659.html" text:style-name="Internet_20_link" text:visited-style-name="Visited_20_Internet_20_Link"><text:span text:style-name="T7">https://www.rfc-editor.org/rfc/rfc8659.html</text:span></text:a></text:p>
      <text:p text:style-name="P25">Kolkman, O., Schlyter, J., &amp; Lewis, E. (2004). Domain Name System KEY (DNSKEY) Resource <text:tab/>Record (RR) Secure Entry Point (SEP) Flag (RFC 3757). Internet Engineering Task Force. <text:tab/>https://www.rfc-editor.org/rfc/rfc3757</text:p>
      <text:p text:style-name="P28">Levine, J., &amp; Gellens, R. (2015). A "null MX" no service resource record for domains that accept no <text:tab/>mail (RFC 7505). Internet Engineering Task Force. https://www.rfc-editor.org/rfc/rfc7505.html</text:p>
      <text:p text:style-name="P29"><text:span text:style-name="T7">Mockapetris, P. (1987). Domain names - implementation and specification (RFC 1035). Internet <text:tab/>Engineering Task Force. </text:span><text:a xlink:type="simple" xlink:href="https://datatracker.ietf.org/doc/html/rfc1035#page-12" text:style-name="Internet_20_link" text:visited-style-name="Visited_20_Internet_20_Link"><text:span text:style-name="T7">https://datatracker.ietf.org/doc/html/rfc1035#page-12</text:span></text:a></text:p>
      <text:p text:style-name="P25">Rose, S., &amp; Wijngaards, W. (2012). DNAME Redirection in the DNS (RFC 6672). Internet Engineering <text:tab/>Task Force. https://www.rfc-editor.org/rfc/rfc6672</text:p>
      <text:p text:style-name="P23">Thomson, S., Huitema, C., Ksinant, V., &amp; Souissi, M. (2003). DNS extensions to support IP version 6 <text:tab/>(RFC 3596). Internet Engineering Task Force. <text:tab/>https://web.archive.org/web/20210414192537/https://tools.ietf.org/html/rfc359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0T17:23:25.827066000</meta:creation-date>
    <dc:date>2025-04-02T17:08:01.783125000</dc:date>
    <meta:editing-duration>PT4H8M29S</meta:editing-duration>
    <meta:editing-cycles>160</meta:editing-cycles>
    <meta:generator>LibreOffice/25.2.0.3$MacOSX_AARCH64 LibreOffice_project/e1cf4a87eb02d755bce1a01209907ea5ddc8f069</meta:generator>
    <meta:document-statistic meta:table-count="0" meta:image-count="0" meta:object-count="0" meta:page-count="11" meta:paragraph-count="112" meta:word-count="2244" meta:character-count="13357" meta:non-whitespace-character-count="11115"/>
  </office:meta>
</office:document-meta>
</file>